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54aad" officeooo:paragraph-rsid="00154a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u </meta:initial-creator>
    <meta:creation-date>2014-09-07T11:25:02.342942502</meta:creation-date>
    <meta:generator>LibreOffice/6.1.5.2$Linux_X86_64 LibreOffice_project/10$Build-2</meta:generator>
    <dc:date>2020-02-12T11:34:20.701534663</dc:date>
    <dc:creator>Pietro Arturo Panetta</dc:creator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